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1pt" fo:font-weight="bold" officeooo:paragraph-rsid="00192eb6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fo:font-weight="bold" officeooo:paragraph-rsid="001cec9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officeooo:paragraph-rsid="002e5dbf" style:font-size-asian="11pt" style:font-size-complex="11pt"/>
    </style:style>
    <style:style style:name="T1" style:family="text">
      <style:text-properties officeooo:rsid="0016c605"/>
    </style:style>
    <style:style style:name="T2" style:family="text">
      <style:text-properties officeooo:rsid="00173eb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2eb6" style:font-weight-asian="normal" style:font-weight-complex="normal"/>
    </style:style>
    <style:style style:name="T5" style:family="text">
      <style:text-properties fo:font-weight="normal" officeooo:rsid="001cec9d" style:font-weight-asian="normal" style:font-weight-complex="normal"/>
    </style:style>
    <style:style style:name="T6" style:family="text">
      <style:text-properties fo:font-weight="normal" officeooo:rsid="00207901" style:font-weight-asian="normal" style:font-weight-complex="normal"/>
    </style:style>
    <style:style style:name="T7" style:family="text">
      <style:text-properties fo:font-weight="normal" officeooo:rsid="0023a9e7" style:font-weight-asian="normal" style:font-weight-complex="normal"/>
    </style:style>
    <style:style style:name="T8" style:family="text">
      <style:text-properties fo:font-weight="normal" officeooo:rsid="002405ac" style:font-weight-asian="normal" style:font-weight-complex="normal"/>
    </style:style>
    <style:style style:name="T9" style:family="text">
      <style:text-properties fo:font-weight="normal" officeooo:rsid="00258544" style:font-weight-asian="normal" style:font-weight-complex="normal"/>
    </style:style>
    <style:style style:name="T10" style:family="text">
      <style:text-properties fo:font-weight="normal" officeooo:rsid="002c06b5" style:font-weight-asian="normal" style:font-weight-complex="normal"/>
    </style:style>
    <style:style style:name="T11" style:family="text">
      <style:text-properties officeooo:rsid="00192eb6"/>
    </style:style>
    <style:style style:name="T12" style:family="text">
      <style:text-properties officeooo:rsid="001a3a22"/>
    </style:style>
    <style:style style:name="T13" style:family="text">
      <style:text-properties officeooo:rsid="001cec9d"/>
    </style:style>
    <style:style style:name="T14" style:family="text">
      <style:text-properties officeooo:rsid="0024f736"/>
    </style:style>
    <style:style style:name="T15" style:family="text">
      <style:text-properties officeooo:rsid="0026279d"/>
    </style:style>
    <style:style style:name="T16" style:family="text">
      <style:text-properties officeooo:rsid="00269c2a"/>
    </style:style>
    <style:style style:name="T17" style:family="text">
      <style:text-properties officeooo:rsid="002c06b5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c8acb"/>
    </style:style>
    <style:style style:name="T20" style:family="text">
      <style:text-properties officeooo:rsid="002e5dbf"/>
    </style:style>
    <style:style style:name="T21" style:family="text">
      <style:text-properties officeooo:rsid="00308afa"/>
    </style:style>
    <style:style style:name="T22" style:family="text">
      <style:text-properties officeooo:rsid="0034af69"/>
    </style:style>
    <style:style style:name="T23" style:family="text">
      <style:text-properties officeooo:rsid="003881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ЕДИЗРОДЕН ПОЗИВ</text:p>
      <text:p text:style-name="P5">[за повръщане]</text:p>
      <text:p text:style-name="P6"/>
      <text:p text:style-name="P7"><text:span text:style-name="T18">Hooded pitohui </text:span><text:span text:style-name="T10">[бел. авт. Pitohui dichrous]</text:span><text:span text:style-name="T18"> - the most poisonous bird -</text:span> <text:span text:style-name="T17">д</text:span>емек - качулат петохуйник - нещо средно между МОЧА и шестоъгълния петохуйник, дето беше курдисан на мястото на военния мемориал до НДК. Качулката трябва да е от някоя от наметките на царицата на черешовката и черешовата задушница <text:span text:style-name="T20">[бел. авт. </text:span>а може и на вишновката да е<text:span text:style-name="T20">]</text:span>, мая-мата нолова <text:span text:style-name="T20">[бел. авт. </text:span>или на-тараляна дръндрънчева или на някоя друга птица отровна<text:span text:style-name="T20">]</text:span>, услужливо отстъпила я бременно на го<text:span text:style-name="T17">[в]</text:span>нчо <text:span text:style-name="T21">Schwanz</text:span>ев да се прави на хубавиц / хубавица пред космя <text:span text:style-name="T17">k</text:span>öpekин-късопишкин [<text:span text:style-name="T17">бел. авт.</text:span> <text:span text:style-name="T19">знаете я </text:span><text:span text:style-name="T20">и та</text:span><text:span text:style-name="T23">я</text:span><text:span text:style-name="T20"> хубавица</text:span><text:span text:style-name="T19">, кака космя, космята, </text:span><text:span text:style-name="T22">виден максудски аристократ,</text:span><text:span text:style-name="T19"> </text:span>Kacke Kotze <text:span text:style-name="T17">von der </text:span>Fotze <text:span text:style-name="T17">k</text:span>öpekин—<text:span text:style-name="T17">т</text:span>угрицин—<text:span text:style-name="T17">к</text:span>ъсочленкин—късопишкин] и хилежтура̀та от фкритинени 'лигу-'лигу-френи.</text:p>
      <text:p text:style-name="P6"/>
      <text:p text:style-name="P4">Това е предизродна агит-дефекация, десекрация, трепанация, дефлорация <text:span text:style-name="T4">[</text:span><text:span text:style-name="T3">бел. авт. jeban u glavu</text:span><text:span text:style-name="T4">]</text:span>, ексентерация, евис<text:span text:style-name="T16">к</text:span>ерация, екссангвинация и декапитация след ампутация <text:span text:style-name="T7">[бел. авт. </text:span><text:span text:style-name="T3">две ръцѝ разчастени, два крака висещи</text:span><text:span text:style-name="T7">]</text:span>! Всички прилики или разлики, гротескни хиперболи, извършени или неизвършени извращения с реални или нереални, живи, мъртви или немъртви, лице-неприятни и подобни или безподобни гъзове, дирници, членове, членки, кич<text:span text:style-name="T12">ки, </text:span>кутки, мити, немити etc. <text:span text:style-name="T2">И Т.Н. etc. </text:span>содомити и гоморити, etc. <text:span text:style-name="T2">И Т.Н.</text:span> etc., са напъъъълно, ама напъъъълно случайни, всичко е в квантовата мъгла от суперпозиции. Ако някой се познае - да не се е познал (по библейски). Ако някой все пак държи да се е познал, да декларира публично и с нотариална заверка, че се отъждествява на 100% (или за 100₽ <text:span text:style-name="T4">[</text:span><text:span text:style-name="T8">бел. авт. </text:span><text:span text:style-name="T5">гоморашки </text:span><text:span text:style-name="T6">rubble</text:span><text:span text:style-name="T4">и]</text:span><text:span text:style-name="T11"> / </text:span><text:span text:style-name="T13">100 köpekи </text:span>/ 100₮ <text:span text:style-name="T4">[</text:span><text:span text:style-name="T8">бел. авт. </text:span><text:span text:style-name="T5">монголски </text:span><text:span text:style-name="T4">тугрици]</text:span><text:span text:style-name="T11"> / </text:span><text:span text:style-name="T14">30 сребърника, без ДДС</text:span>) с написаното <text:span text:style-name="T1">и ще бъде познат от </text:span><text:span text:style-name="T15">сюрия</text:span><text:span text:style-name="T1"> </text:span><text:span text:style-name="T2">диви </text:span><text:span text:style-name="T1">анадолски пустиняци</text:span>.</text:p>
      <text:p text:style-name="P2"/>
      <text:p text:style-name="P3">Купуването и продаването на гъзове е извращение! <text:span text:style-name="T3">[</text:span><text:span text:style-name="T9">бел. авт. </text:span><text:span text:style-name="T3">освен за вгъзражданите, при които това е ежедневна практика]</text:span></text:p>
      <text:p text:style-name="P3">Сиктир бе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0:00:20.756922198</meta:creation-date>
    <dc:date>2024-10-27T10:04:32.799085712</dc:date>
    <meta:editing-duration>P1DT23H8M29S</meta:editing-duration>
    <meta:editing-cycles>28</meta:editing-cycles>
    <meta:generator>LibreOffice/24.2.6.2$Linux_X86_64 LibreOffice_project/420$Build-2</meta:generator>
    <meta:document-statistic meta:table-count="0" meta:image-count="0" meta:object-count="0" meta:page-count="1" meta:paragraph-count="6" meta:word-count="285" meta:character-count="1860" meta:non-whitespace-character-count="1584"/>
  </office:meta>
</office:document-meta>
</file>